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>
          <table:table-cell table:style-name="ce3" office:value-type="date" office:date-value="2023-04-13T16:34:00" calcext:value-type="date">
            <text:p>04/13/23 04:34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otsym</text:p>
          </table:table-cell>
          <table:table-cell/>
          <table:table-cell office:value-type="float" office:value="-16.015625" calcext:value-type="float">
            <text:p>-16.01563</text:p>
          </table:table-cell>
          <table:table-cell office:value-type="float" office:value="1914.32" calcext:value-type="float">
            <text:p>1914.32</text:p>
          </table:table-cell>
          <table:table-cell table:formula="of:=[.J101]/60" office:value-type="float" office:value="31.9053333333333" calcext:value-type="float">
            <text:p>31.91</text:p>
          </table:table-cell>
          <table:table-cell table:formula="of:=[.J101]/3600" office:value-type="float" office:value="0.531755555555556" calcext:value-type="float">
            <text:p>0.53</text:p>
          </table:table-cell>
          <table:table-cell table:formula="of:=ABS((-18-[.I101])/-18)" office:value-type="float" office:value="0.110243055555556" calcext:value-type="float">
            <text:p>0.1102</text:p>
          </table:table-cell>
          <table:table-cell table:style-name="ce59" table:formula="of:=8*[.M101]+[.L101]" office:value-type="float" office:value="1.4137" calcext:value-type="float">
            <text:p>1.413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21:48:00" calcext:value-type="date">
            <text:p>04/13/23 09:48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90625" calcext:value-type="float">
            <text:p>-14.89063</text:p>
          </table:table-cell>
          <table:table-cell office:value-type="float" office:value="69934.37" calcext:value-type="float">
            <text:p>69934.37</text:p>
          </table:table-cell>
          <table:table-cell table:formula="of:=[.J102]/60" office:value-type="float" office:value="1165.57283333333" calcext:value-type="float">
            <text:p>1165.57</text:p>
          </table:table-cell>
          <table:table-cell table:formula="of:=[.J102]/3600" office:value-type="float" office:value="19.4262138888889" calcext:value-type="float">
            <text:p>19.43</text:p>
          </table:table-cell>
          <table:table-cell table:formula="of:=ABS((-18-[.I102])/-18)" office:value-type="float" office:value="0.172743055555556" calcext:value-type="float">
            <text:p>0.1727</text:p>
          </table:table-cell>
          <table:table-cell table:style-name="ce60" table:formula="of:=8*[.M102]+[.L102]" office:value-type="float" office:value="20.8081583333333" calcext:value-type="float">
            <text:p>20.80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4T05:16:00" calcext:value-type="date">
            <text:p>04/14/23 05:16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8.14354487521775" calcext:value-type="float">
            <text:p>-8.14354</text:p>
          </table:table-cell>
          <table:table-cell office:value-type="float" office:value="139893.69" calcext:value-type="float">
            <text:p>139893.69</text:p>
          </table:table-cell>
          <table:table-cell table:formula="of:=[.J103]/60" office:value-type="float" office:value="2331.5615" calcext:value-type="float">
            <text:p>2331.56</text:p>
          </table:table-cell>
          <table:table-cell table:formula="of:=[.J103]/3600" office:value-type="float" office:value="38.8593583333333" calcext:value-type="float">
            <text:p>38.86</text:p>
          </table:table-cell>
          <table:table-cell table:formula="of:=ABS((-18-[.I103])/-18)" office:value-type="float" office:value="0.547580840265681" calcext:value-type="float">
            <text:p>0.5476</text:p>
          </table:table-cell>
          <table:table-cell table:style-name="ce63" table:formula="of:=8*[.M103]+[.L103]" office:value-type="float" office:value="43.2400050554588" calcext:value-type="float">
            <text:p>43.2400</text:p>
          </table:table-cell>
          <table:table-cell office:value-type="string" calcext:value-type="string">
            <text:p>cgri3ds5firv7126i3hg</text:p>
          </table:table-cell>
          <table:table-cell/>
          <table:table-cell office:value-type="string" calcext:value-type="string">
            <text:p>Guadalupe noise, exceptions after iteration 0 gate 73, k4/data</text:p>
          </table:table-cell>
        </table:table-row>
        <table:table-row table:style-name="ro1">
          <table:table-cell table:style-name="ce3" office:value-type="date" office:date-value="2023-04-13T23:59:00" calcext:value-type="date">
            <text:p>04/13/23 11:59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=&gt;Rotosol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51672992120861" calcext:value-type="float">
            <text:p>-5.51673</text:p>
          </table:table-cell>
          <table:table-cell office:value-type="float" office:value="49200.57" calcext:value-type="float">
            <text:p>49200.57</text:p>
          </table:table-cell>
          <table:table-cell table:formula="of:=[.J104]/60" office:value-type="float" office:value="820.0095" calcext:value-type="float">
            <text:p>820.01</text:p>
          </table:table-cell>
          <table:table-cell table:formula="of:=[.J104]/3600" office:value-type="float" office:value="13.666825" calcext:value-type="float">
            <text:p>13.67</text:p>
          </table:table-cell>
          <table:table-cell table:formula="of:=ABS((-18-[.I104])/-18)" office:value-type="float" office:value="0.693515004377299" calcext:value-type="float">
            <text:p>0.6935</text:p>
          </table:table-cell>
          <table:table-cell table:style-name="ce64" table:formula="of:=8*[.M104]+[.L104]" office:value-type="float" office:value="19.2149450350184" calcext:value-type="float">
            <text:p>19.2149</text:p>
          </table:table-cell>
          <table:table-cell office:value-type="string" calcext:value-type="string">
            <text:p>cgs3j81dkt2c5grr76ug</text:p>
          </table:table-cell>
          <table:table-cell/>
          <table:table-cell office:value-type="string" calcext:value-type="string">
            <text:p>Guadalupe noise, exceptions after iteration 0 gate 27, k5/data</text:p>
          </table:table-cell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4T10:46:26.012859346</dc:date>
    <meta:editing-duration>P5DT11H39M38S</meta:editing-duration>
    <meta:editing-cycles>98</meta:editing-cycles>
    <meta:generator>LibreOffice/7.5.1.2$MacOSX_X86_64 LibreOffice_project/fcbaee479e84c6cd81291587d2ee68cba099e129</meta:generator>
    <meta:document-statistic meta:table-count="1" meta:cell-count="1303" meta:object-count="0"/>
  </office:meta>
</office:document-meta>
</file>